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Cybersecurity Engineer and Systems Builder with experience supporting secure deployments, hardening, compliance-aligned engineering, and threat-hunting portfolio development (KQL/SIEM). Strong technical foundation across Windows/Linux systems, scripting, and operational troubleshooting.</text:span></text:p>
      <text:p text:style-name="Standard"><text:span text:style-name="T3">CORE SKILLS</text:span></text:p>
      <text:list text:style-name="WWNum1">
        <text:list-item>
          <text:p text:style-name="P2"><text:span text:style-name="T2">SIEM / Threat Hunting: KQL, investigation workflows, detection engineering concepts</text:span></text:p>
        </text:list-item>
        <text:list-item>
          <text:p text:style-name="P2"><text:span text:style-name="T2">Hardening &amp; Compliance: DISA STIG alignment, secure configuration, audit-ready documentation</text:span></text:p>
        </text:list-item>
        <text:list-item>
          <text:p text:style-name="P2"><text:span text:style-name="T2">Vulnerability Management: scanning concepts, remediation workflows, risk tracking</text:span></text:p>
        </text:list-item>
        <text:list-item>
          <text:p text:style-name="P2"><text:span text:style-name="T2">Tools: Git, PowerShell/Bash, Windows/Linux, Docker (as needed)</text:span></text:p>
        </text:list-item>
        <text:list-item>
          <text:p text:style-name="P2"><text:span text:style-name="T2">Reporting: executive-ready summaries, SOPs, evidence collection organization</text:span></text:p>
        </text:list-item>
      </text:list>
      <text:p text:style-name="Standard"><text:span text:style-name="T3">SECURITY PORTFOLIO</text:span></text:p>
      <text:list text:continue-numbering="true" text:style-name="WWNum1">
        <text:list-item>
          <text:p text:style-name="P2"><text:span text:style-name="T2">KQL Threat Hunting Beginner Guide — GitHub: github.com/brianhannigan/kql-threathunting-beginner-guide</text:span></text:p>
        </text:list-item>
        <text:list-item>
          <text:p text:style-name="P2"><text:span text:style-name="T2">Threat hunt scenario experience and SOC-style labs (portfolio-driven).</text:span></text:p>
        </text:list-item>
      </text:list>
      <text:p text:style-name="Standard"><text:span text:style-name="T3">EXPERIENCE</text:span></text:p>
      <text:list text:continue-numbering="true" text:style-name="WWNum1">
        <text:list-item>
          <text:p text:style-name="P2"><text:span text:style-name="T2">UTRS, Inc — Secure Systems / Technical Systems Engineer (2011–2025)</text:span></text:p>
        </text:list-item>
        <text:list-item>
          <text:p text:style-name="P2"><text:span text:style-name="T2">Applied DISA STIG-aligned secure configuration standards and vulnerability scanning practices.</text:span></text:p>
        </text:list-item>
        <text:list-item>
          <text:p text:style-name="P2"><text:span text:style-name="T2">Supported secure deployments through hardening, documentation, and compliance-focused engineering.</text:span></text:p>
        </text:list-item>
        <text:list-item>
          <text:p text:style-name="P2"><text:span text:style-name="T2">Performed structured troubleshooting and remediation to reduce operational risk and improve system reliability.</text:span></text:p>
        </text:list-item>
        <text:list-item>
          <text:p text:style-name="P2"><text:span text:style-name="T2">Produced documentation and deployment procedures supporting sustainment and audit readiness.</text:span></text:p>
        </text:list-item>
        <text:list-item>
          <text:p text:style-name="P2"><text:span text:style-name="T2">Supported operational troubleshooting to improve reliability and reduce downtime.</text:span></text:p>
        </text:list-item>
      </text:list>
      <text:p text:style-name="Standard"><text:span text:style-name="T3">KEY PROJECTS</text:span></text:p>
      <text:list text:continue-numbering="true" text:style-name="WWNum1">
        <text:list-item>
          <text:p text:style-name="P2"><text:span text:style-name="T2">Portable Translator — local/offline system orchestration with logging and reliable service startup patterns.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.Ed., Special Education — New Jersey City University</text:span></text:p>
        </text:list-item>
        <text:list-item>
          <text:p text:style-name="P2"><text:span text:style-name="T2">B.S., Criminal Justice — University of Delaware</text:span></text:p>
        </text:list-item>
      </text:list>
      <text:p text:style-name="Standard"><text:span text:style-name="T3">CERTIFICATIONS &amp; CREDENTIALS</text:span></text:p>
      <text:list text:continue-numbering="true" text:style-name="WWNum1">
        <text:list-item>
          <text:p text:style-name="P2"><text:span text:style-name="T2">CompTIA Security+ • InfraGard Member • SOC Core Skills • Active Defense &amp; Cyber Deception • Red Team Summit • Hacking Huma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28" meta:word-count="238" meta:character-count="1997" meta:non-whitespace-character-count="1800"/>
    <meta:user-defined meta:name="AppVersion">14.0000</meta:user-defined>
    <meta:template xlink:type="simple" xlink:actuate="onRequest" xlink:title="Normal.dotm" xlink:href=""/>
  </office:meta>
</office:document-meta>
</file>